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ookworm</text:p>
      <text:p text:style-name="P2"/>
      <text:p text:style-name="Standard">In 1935, Joceyln Roles assume the role of head superindentent. A fan of Woodrow Wilson and a student of eungenics, she subjects her wards to a harsh life of physical abuse, unpaid labor and forced sterilizations.</text:p>
      <text:p text:style-name="Standard"><text:span text:style-name="T1"/></text:p>
      <text:p text:style-name="P1">The Daredevil</text:p>
      <text:p text:style-name="P3"/>
      <text:p text:style-name="P3"/>
      <text:p text:style-name="P3"/>
      <text:p text:style-name="P1">The Believer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od Kitchen</meta:initial-creator>
    <meta:creation-date>2020-06-11T19:28:53.94</meta:creation-date>
    <meta:generator>OpenOffice/4.1.3$Win32 OpenOffice.org_project/413m1$Build-9783</meta:generator>
    <dc:date>2020-06-11T23:25:07.72</dc:date>
    <dc:creator>Jarod Kitchen</dc:creator>
    <meta:editing-duration>PT3H56M13S</meta:editing-duration>
    <meta:editing-cycles>12</meta:editing-cycles>
    <meta:document-statistic meta:table-count="0" meta:image-count="0" meta:object-count="0" meta:page-count="1" meta:paragraph-count="5" meta:word-count="42" meta:character-count="250"/>
  </office:meta>
</office:document-meta>
</file>